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29cm" fo:min-width="1.31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76cm" fo:min-width="1.3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52cm" fo:min-width="1.11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286cm" fo:min-width="0.86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429cm" fo:min-width="1.268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67cm" fo:min-width="0.9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18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14cm" fo:min-width="1.57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552cm" fo:min-width="1.06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429cm" fo:min-width="1.16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53cm" fo:min-width="1.11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29cm" fo:min-width="1.21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13cm" fo:min-width="1.319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367cm" fo:min-width="0.96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553cm" fo:min-width="1.269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49cm" fo:min-width="1.21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2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552cm" fo:min-width="1.56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861cm" fo:min-width="1.67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613cm" fo:min-width="1.623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738cm" fo:min-width="1.37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37cm" fo:min-width="1.117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676cm" fo:min-width="1.622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367cm" fo:min-width="1.471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491cm" fo:min-width="1.32cm"/>
      <style:paragraph-properties style:writing-mode="lr-tb"/>
    </style:style>
    <style:style style:name="gr28" style:family="graphic" style:parent-style-name="standard">
      <style:graphic-properties draw:stroke="dash" draw:stroke-dash="Double_20_Dash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3.04cm" fo:min-width="4.982cm" fo:padding-top="0.142cm" fo:padding-bottom="0.142cm" fo:padding-left="0.267cm" fo:padding-right="0.267cm"/>
    </style:style>
    <style:style style:name="gr29" style:family="graphic" style:parent-style-name="standard">
      <style:graphic-properties draw:stroke="dash" draw:stroke-dash="Double_20_Dash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3.888cm" fo:min-width="5.124cm" fo:padding-top="0.142cm" fo:padding-bottom="0.142cm" fo:padding-left="0.267cm" fo:padding-right="0.267cm"/>
    </style:style>
    <style:style style:name="gr30" style:family="graphic" style:parent-style-name="standard">
      <style:graphic-properties draw:stroke="dash" draw:stroke-dash="Double_20_Dash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7.142cm" fo:min-width="4.064cm" fo:padding-top="0.142cm" fo:padding-bottom="0.142cm" fo:padding-left="0.267cm" fo:padding-right="0.267cm"/>
    </style:style>
    <style:style style:name="gr31" style:family="graphic" style:parent-style-name="standard">
      <style:graphic-properties draw:stroke="dash" draw:stroke-dash="Double_20_Dash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7.07cm" fo:min-width="4.276cm" fo:padding-top="0.142cm" fo:padding-bottom="0.142cm" fo:padding-left="0.267cm" fo:padding-right="0.267cm"/>
    </style:style>
    <style:style style:name="gr32" style:family="graphic" style:parent-style-name="standard">
      <style:graphic-properties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0.45cm" fo:min-width="1.2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0.65cm" fo:min-width="1.8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35cm" fo:min-width="1.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1.6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0.35cm" fo:min-width="1.9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35cm" fo:min-width="1.6cm"/>
      <style:paragraph-properties style:writing-mode="lr-tb"/>
    </style:style>
    <style:style style:name="gr40" style:family="graphic" style:parent-style-name="standard">
      <style:graphic-properties draw:stroke="dash" draw:stroke-dash="Double_20_Dash_20__28_Rounded_29_" svg:stroke-width="0.035cm" svg:stroke-color="#000000" draw:marker-start-width="0.252cm" draw:marker-end-width="0.252cm" svg:stroke-linecap="round" draw:fill="none" draw:textarea-horizontal-align="justify" draw:textarea-vertical-align="middle" draw:auto-grow-height="false" fo:min-height="2.828cm" fo:min-width="4.064cm" fo:padding-top="0.142cm" fo:padding-bottom="0.142cm" fo:padding-left="0.267cm" fo:padding-right="0.267cm"/>
    </style:style>
    <style:style style:name="P1" style:family="paragraph">
      <loext:graphic-properties draw:fill="none" draw:fill-color="#ffffff"/>
      <style:paragraph-properties style:writing-mode="lr-tb"/>
      <style:text-properties fo:font-size="10pt"/>
    </style:style>
    <style:style style:name="P2" style:family="paragraph">
      <style:paragraph-properties fo:text-align="center" style:writing-mode="lr-tb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.775cm" svg:height="1.039cm" svg:x="9.6cm" svg:y="6.4cm">
          <draw:text-box>
            <text:p><text:span text:style-name="T1">Transporte de </text:span></text:p>
            <text:p><text:span text:style-name="T1">passageiros</text:span></text:p>
          </draw:text-box>
        </draw:frame>
        <draw:custom-shape draw:style-name="gr2" draw:text-style-name="P2" xml:id="id6" draw:id="id6" draw:layer="layout" svg:width="1.819cm" svg:height="0.679cm" svg:x="8.2cm" svg:y="9.521cm">
          <text:p text:style-name="P2"><text:span text:style-name="T1">Passageir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1.82cm" svg:height="0.926cm" svg:x="12.5cm" svg:y="13.4cm">
          <text:p text:style-name="P2"><text:span text:style-name="T1">Pagamento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1.617cm" svg:height="0.802cm" svg:x="12.7cm" svg:y="8.6cm">
          <text:p text:style-name="P2"><text:span text:style-name="T1">Origem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1.367cm" svg:height="0.536cm" svg:x="12.8cm" svg:y="7.664cm">
          <text:p text:style-name="P2"><text:span text:style-name="T1">Rot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1.617cm" svg:height="0.802cm" svg:x="12.683cm" svg:y="9.898cm">
          <text:p text:style-name="P2"><text:span text:style-name="T1">Destino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" draw:id="id1" draw:layer="layout" svg:width="1.768cm" svg:height="0.679cm" svg:x="12.7cm" svg:y="11.2cm">
          <text:p text:style-name="P2"><text:span text:style-name="T1">Prestado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" draw:id="id2" draw:layer="layout" svg:width="1.465cm" svg:height="0.617cm" svg:x="13.1cm" svg:y="12.1cm">
          <text:p text:style-name="P2"><text:span text:style-name="T1">Veículo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775cm" svg:height="1.039cm" svg:x="16.8cm" svg:y="5.361cm">
          <draw:text-box>
            <text:p><text:span text:style-name="T1">Transporte de </text:span></text:p>
            <text:p><text:span text:style-name="T1">encomendas</text:span></text:p>
          </draw:text-box>
        </draw:frame>
        <draw:custom-shape draw:style-name="gr9" draw:text-style-name="P2" xml:id="id16" draw:id="id16" draw:layer="layout" svg:width="2.072cm" svg:height="0.864cm" svg:x="17.928cm" svg:y="6.836cm">
          <text:p text:style-name="P2"><text:span text:style-name="T1">Encomenda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2" draw:id="id12" draw:layer="layout" svg:width="1.567cm" svg:height="0.802cm" svg:x="18.001cm" svg:y="8.82cm">
          <text:p text:style-name="P2"><text:span text:style-name="T1">Entreg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3" draw:id="id13" draw:layer="layout" svg:width="1.668cm" svg:height="0.679cm" svg:x="17.9cm" svg:y="10.239cm">
          <text:p text:style-name="P2"><text:span text:style-name="T1">Coleta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" draw:id="id10" draw:layer="layout" svg:width="1.617cm" svg:height="0.803cm" svg:x="14.383cm" svg:y="8.597cm">
          <text:p text:style-name="P2"><text:span text:style-name="T1">Orige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9" draw:id="id9" draw:layer="layout" svg:width="1.718cm" svg:height="0.679cm" svg:x="14.282cm" svg:y="7.6cm">
          <text:p text:style-name="P2"><text:span text:style-name="T1">Rot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1.617cm" svg:height="0.802cm" svg:x="14.423cm" svg:y="9.847cm">
          <text:p text:style-name="P2"><text:span text:style-name="T1">Destino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9" draw:id="id19" draw:layer="layout" svg:width="1.819cm" svg:height="0.863cm" svg:x="14.481cm" svg:y="13.437cm">
          <text:p text:style-name="P2"><text:span text:style-name="T1">Pagamento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8" draw:id="id18" draw:layer="layout" svg:width="1.466cm" svg:height="0.617cm" svg:x="14.827cm" svg:y="12.192cm">
          <text:p text:style-name="P2"><text:span text:style-name="T1">Veículo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4" draw:id="id14" draw:layer="layout" svg:width="1.769cm" svg:height="0.803cm" svg:x="18cm" svg:y="11.257cm">
          <text:p text:style-name="P2"><text:span text:style-name="T1">Remetente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5" draw:id="id15" draw:layer="layout" svg:width="1.719cm" svg:height="0.74cm" svg:x="18.081cm" svg:y="12.56cm">
          <text:p text:style-name="P2"><text:span text:style-name="T1">Recebedo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7" draw:id="id17" draw:layer="layout" svg:width="1.768cm" svg:height="0.679cm" svg:x="14.575cm" svg:y="11.204cm">
          <text:p text:style-name="P2"><text:span text:style-name="T1">Prestador</text:span></text:p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2.14cm" svg:height="0.645cm" svg:x="9.76cm" svg:y="18.155cm">
          <draw:text-box>
            <text:p><text:span text:style-name="T1">F</text:span><text:span text:style-name="T1">i</text:span><text:span text:style-name="T1">n</text:span><text:span text:style-name="T1">a</text:span><text:span text:style-name="T1">n</text:span><text:span text:style-name="T1">c</text:span><text:span text:style-name="T1">e</text:span><text:span text:style-name="T1">i</text:span><text:span text:style-name="T1">r</text:span><text:span text:style-name="T1">o</text:span></text:p>
          </draw:text-box>
        </draw:frame>
        <draw:frame draw:style-name="gr19" draw:text-style-name="P1" draw:layer="layout" svg:width="2.725cm" svg:height="0.645cm" svg:x="16.6cm" svg:y="18.755cm">
          <draw:text-box>
            <text:p><text:span text:style-name="T1">Administração</text:span></text:p>
          </draw:text-box>
        </draw:frame>
        <draw:custom-shape draw:style-name="gr20" draw:text-style-name="P2" xml:id="id21" draw:id="id21" draw:layer="layout" svg:width="2.069cm" svg:height="0.802cm" svg:x="12.331cm" svg:y="14.5cm">
          <text:p text:style-name="P2"><text:span text:style-name="T1">Pagamento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28" draw:id="id28" draw:layer="layout" svg:width="2.172cm" svg:height="1.111cm" svg:x="7.8cm" svg:y="15.2cm">
          <text:p text:style-name="P2"><text:span text:style-name="T1">Repasse ao</text:span></text:p>
          <text:p text:style-name="P2"><text:span text:style-name="T1">Prestador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27" draw:id="id27" draw:layer="layout" svg:width="2.123cm" svg:height="0.863cm" svg:x="14.277cm" svg:y="16.237cm">
          <text:p text:style-name="P2"><text:span text:style-name="T1">Valor Base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26" draw:id="id26" draw:layer="layout" svg:width="1.87cm" svg:height="0.988cm" svg:x="16.73cm" svg:y="15.012cm">
          <text:p text:style-name="P2"><text:span text:style-name="T1">Cadastro</text:span></text:p>
          <text:p text:style-name="P2"><text:span text:style-name="T1">Cliente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23" draw:id="id23" draw:layer="layout" svg:width="1.617cm" svg:height="0.987cm" svg:x="19.683cm" svg:y="15.5cm">
          <text:p text:style-name="P2"><text:span text:style-name="T1">Cadastro</text:span></text:p>
          <text:p text:style-name="P2"><text:span text:style-name="T1">Prestador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xml:id="id24" draw:id="id24" draw:layer="layout" svg:width="2.122cm" svg:height="0.926cm" svg:x="19.4cm" svg:y="16.874cm">
          <text:p text:style-name="P2"><text:span text:style-name="T1">Aprovação</text:span></text:p>
          <text:p text:style-name="P2"><text:span text:style-name="T1">Prestador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xml:id="id25" draw:id="id25" draw:layer="layout" svg:width="1.971cm" svg:height="0.617cm" svg:x="16.7cm" svg:y="17.1cm">
          <text:p text:style-name="P2"><text:span text:style-name="T1">Politicas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xml:id="id22" draw:id="id22" draw:layer="layout" svg:width="1.82cm" svg:height="0.741cm" svg:x="12.4cm" svg:y="16.3cm">
          <text:p text:style-name="P2"><text:span text:style-name="T1">Valor Base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7.8cm" svg:height="4.7cm" svg:x="6.9cm" svg:y="1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" draw:layer="layout" svg:width="8cm" svg:height="5.9cm" svg:x="14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6.5cm" svg:height="10.5cm" svg:x="7.9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" draw:layer="layout" svg:width="6.8cm" svg:height="10.4cm" svg:x="13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4" draw:layer="layout" svg:x1="13.584cm" svg:y1="11.879cm" svg:x2="13.832cm" svg:y2="12.1cm" draw:start-shape="id1" draw:start-glue-point="2" draw:end-shape="id2" draw:end-glue-point="0" svg:d="M13584 11879v110h248v111" svg:viewBox="0 0 249 222">
          <text:p/>
        </draw:connector>
        <draw:connector draw:style-name="gr32" draw:text-style-name="P4" draw:layer="layout" svg:x1="13.483cm" svg:y1="8.2cm" svg:x2="13.508cm" svg:y2="8.6cm" draw:start-shape="id3" draw:start-glue-point="2" draw:end-shape="id4" draw:end-glue-point="0" svg:d="M13483 8200v200h25v200" svg:viewBox="0 0 26 401">
          <text:p/>
        </draw:connector>
        <draw:connector draw:style-name="gr32" draw:text-style-name="P4" draw:layer="layout" svg:x1="12.8cm" svg:y1="7.932cm" svg:x2="12.683cm" svg:y2="10.299cm" draw:start-shape="id3" draw:start-glue-point="3" draw:end-shape="id5" draw:end-glue-point="3" svg:d="M12800 7932h-619v2367h502" svg:viewBox="0 0 620 2368">
          <text:p/>
        </draw:connector>
        <draw:custom-shape draw:style-name="gr33" draw:text-style-name="P5" xml:id="id7" draw:id="id7" draw:layer="layout" svg:width="1.7cm" svg:height="0.7cm" svg:x="9.4cm" svg:y="10.7cm">
          <text:p text:style-name="P5">Viagem</text:p>
          <draw:enhanced-geometry svg:viewBox="0 0 21600 21600" draw:type="rectangle" draw:enhanced-path="M 0 0 L 21600 0 21600 21600 0 21600 0 0 Z N"/>
        </draw:custom-shape>
        <draw:connector draw:style-name="gr32" draw:text-style-name="P4" draw:layer="layout" svg:x1="9.109cm" svg:y1="10.2cm" svg:x2="10.25cm" svg:y2="10.7cm" draw:start-shape="id6" draw:start-glue-point="2" draw:end-shape="id7" draw:end-glue-point="0" svg:d="M9109 10200v250h1141v250" svg:viewBox="0 0 1142 501">
          <text:p/>
        </draw:connector>
        <draw:connector draw:style-name="gr32" draw:text-style-name="P4" draw:layer="layout" draw:line-skew="0cm 0.337cm" svg:x1="11.1cm" svg:y1="11.05cm" svg:x2="13.483cm" svg:y2="7.664cm" draw:start-shape="id7" draw:start-glue-point="1" draw:end-shape="id3" draw:end-glue-point="0" svg:d="M11100 11050h850v-3550h1533v164" svg:viewBox="0 0 2384 3551">
          <text:p/>
        </draw:connector>
        <draw:connector draw:style-name="gr32" draw:text-style-name="P4" draw:layer="layout" svg:x1="10.25cm" svg:y1="11.4cm" svg:x2="12.7cm" svg:y2="11.539cm" draw:start-shape="id7" draw:start-glue-point="2" draw:end-shape="id1" draw:end-glue-point="3" svg:d="M10250 11400v501h1650v-362h800" svg:viewBox="0 0 2451 502">
          <text:p/>
        </draw:connector>
        <draw:connector draw:style-name="gr32" draw:text-style-name="P4" draw:layer="layout" draw:line-skew="0.413cm" svg:x1="10.25cm" svg:y1="11.4cm" svg:x2="13.41cm" svg:y2="13.4cm" draw:start-shape="id7" draw:start-glue-point="2" draw:end-shape="id8" draw:end-glue-point="0" svg:d="M10250 11400v1413h3160v587" svg:viewBox="0 0 3161 2001">
          <text:p/>
        </draw:connector>
        <draw:connector draw:style-name="gr32" draw:text-style-name="P4" draw:layer="layout" svg:x1="15.141cm" svg:y1="8.279cm" svg:x2="15.191cm" svg:y2="8.597cm" draw:start-shape="id9" draw:start-glue-point="2" draw:end-shape="id10" draw:end-glue-point="0" svg:d="M15141 8279v158h50v160" svg:viewBox="0 0 51 319">
          <text:p/>
        </draw:connector>
        <draw:connector draw:style-name="gr32" draw:text-style-name="P4" draw:layer="layout" svg:x1="16cm" svg:y1="7.939cm" svg:x2="16.04cm" svg:y2="10.248cm" draw:start-shape="id9" draw:start-glue-point="1" draw:end-shape="id11" draw:end-glue-point="1" svg:d="M16000 7939h540v2309h-500" svg:viewBox="0 0 541 2310">
          <text:p/>
        </draw:connector>
        <draw:connector draw:style-name="gr32" draw:text-style-name="P4" draw:layer="layout" svg:x1="18.784cm" svg:y1="9.622cm" svg:x2="18.734cm" svg:y2="10.239cm" draw:start-shape="id12" draw:start-glue-point="2" draw:end-shape="id13" draw:end-glue-point="0" svg:d="M18784 9622v308h-50v309" svg:viewBox="0 0 51 618">
          <text:p/>
        </draw:connector>
        <draw:connector draw:style-name="gr32" draw:text-style-name="P4" draw:layer="layout" svg:x1="19.769cm" svg:y1="11.658cm" svg:x2="19.568cm" svg:y2="9.221cm" draw:start-shape="id14" draw:start-glue-point="1" draw:end-shape="id12" draw:end-glue-point="1" svg:d="M19769 11658h500v-2437h-701" svg:viewBox="0 0 702 2438">
          <text:p/>
        </draw:connector>
        <draw:connector draw:style-name="gr32" draw:text-style-name="P4" draw:layer="layout" draw:line-skew="0.6cm" svg:x1="19.8cm" svg:y1="12.93cm" svg:x2="18.784cm" svg:y2="8.82cm" draw:start-shape="id15" draw:start-glue-point="1" draw:end-shape="id12" draw:end-glue-point="0" svg:d="M19800 12930h1100v-4611h-2116v501" svg:viewBox="0 0 2117 4612">
          <text:p/>
        </draw:connector>
        <draw:connector draw:style-name="gr32" draw:text-style-name="P4" draw:layer="layout" svg:x1="18.001cm" svg:y1="9.221cm" svg:x2="15.141cm" svg:y2="7.6cm" draw:start-shape="id12" draw:start-glue-point="3" draw:end-shape="id9" draw:end-glue-point="0" svg:d="M18001 9221h-1001v-2123h-1859v502" svg:viewBox="0 0 2861 2124">
          <text:p/>
        </draw:connector>
        <draw:connector draw:style-name="gr32" draw:text-style-name="P4" draw:layer="layout" svg:x1="18.964cm" svg:y1="7.7cm" svg:x2="18.784cm" svg:y2="8.82cm" draw:start-shape="id16" draw:start-glue-point="2" draw:end-shape="id12" draw:end-glue-point="0" svg:d="M18964 7700v560h-180v560" svg:viewBox="0 0 181 1121">
          <text:p/>
        </draw:connector>
        <draw:connector draw:style-name="gr32" draw:text-style-name="P4" draw:layer="layout" svg:x1="18.001cm" svg:y1="9.221cm" svg:x2="16.343cm" svg:y2="11.543cm" draw:start-shape="id12" draw:start-glue-point="3" draw:end-shape="id17" draw:end-glue-point="1" svg:d="M18001 9221h-829v2322h-829" svg:viewBox="0 0 1659 2323">
          <text:p/>
        </draw:connector>
        <draw:connector draw:style-name="gr32" draw:text-style-name="P4" draw:layer="layout" svg:x1="15.459cm" svg:y1="11.883cm" svg:x2="15.56cm" svg:y2="12.192cm" draw:start-shape="id17" draw:start-glue-point="2" draw:end-shape="id18" draw:end-glue-point="0" svg:d="M15459 11883v154h101v155" svg:viewBox="0 0 102 310">
          <text:p/>
        </draw:connector>
        <draw:connector draw:style-name="gr32" draw:text-style-name="P4" draw:layer="layout" draw:line-skew="0.45cm" svg:x1="18.001cm" svg:y1="9.221cm" svg:x2="16.3cm" svg:y2="13.868cm" draw:start-shape="id12" draw:start-glue-point="3" draw:end-shape="id19" draw:end-glue-point="1" svg:d="M18001 9221h-401v4647h-1300" svg:viewBox="0 0 1702 4648">
          <text:p/>
        </draw:connector>
        <draw:connector draw:style-name="gr32" draw:text-style-name="P4" draw:layer="layout" svg:x1="10.4cm" svg:y1="17.35cm" svg:x2="12.331cm" svg:y2="14.901cm" draw:start-shape="id20" draw:start-glue-point="1" draw:end-shape="id21" svg:d="M10400 17350h965v-2449h966" svg:viewBox="0 0 1932 2450">
          <text:p/>
        </draw:connector>
        <draw:connector draw:style-name="gr32" draw:text-style-name="P4" draw:layer="layout" svg:x1="13.31cm" svg:y1="16.3cm" svg:x2="13.365cm" svg:y2="15.302cm" draw:start-shape="id22" draw:start-glue-point="0" draw:end-shape="id21" draw:end-glue-point="2" svg:d="M13310 16300v-499h55v-499" svg:viewBox="0 0 56 999">
          <text:p/>
        </draw:connector>
        <draw:connector draw:style-name="gr32" draw:text-style-name="P4" draw:layer="layout" svg:x1="20.491cm" svg:y1="16.487cm" svg:x2="20.461cm" svg:y2="16.874cm" draw:start-shape="id23" draw:start-glue-point="2" draw:end-shape="id24" draw:end-glue-point="0" svg:d="M20491 16487v193h-30v194" svg:viewBox="0 0 31 388">
          <text:p/>
        </draw:connector>
        <draw:connector draw:style-name="gr32" draw:text-style-name="P4" draw:layer="layout" svg:x1="19.683cm" svg:y1="15.993cm" svg:x2="18.671cm" svg:y2="17.408cm" draw:start-shape="id23" draw:start-glue-point="3" draw:end-shape="id25" draw:end-glue-point="1" svg:d="M19683 15993h-507v1415h-505" svg:viewBox="0 0 1013 1416">
          <text:p/>
        </draw:connector>
        <draw:connector draw:style-name="gr32" draw:text-style-name="P4" draw:layer="layout" svg:x1="17.685cm" svg:y1="17.1cm" svg:x2="17.665cm" svg:y2="16cm" draw:start-shape="id25" draw:start-glue-point="0" draw:end-shape="id26" draw:end-glue-point="2" svg:d="M17685 17100v-550h-20v-550" svg:viewBox="0 0 21 1101">
          <text:p/>
        </draw:connector>
        <draw:connector draw:style-name="gr32" draw:text-style-name="P4" draw:layer="layout" svg:x1="16.7cm" svg:y1="17.408cm" svg:x2="15.338cm" svg:y2="17.1cm" draw:start-shape="id25" draw:start-glue-point="3" draw:end-shape="id27" draw:end-glue-point="2" svg:d="M16700 17408h-1362v-308" svg:viewBox="0 0 1363 309">
          <text:p/>
        </draw:connector>
        <draw:custom-shape draw:style-name="gr34" draw:text-style-name="P5" xml:id="id20" draw:id="id20" draw:layer="layout" svg:width="2.3cm" svg:height="0.9cm" svg:x="8.1cm" svg:y="16.9cm">
          <text:p text:style-name="P5">Instituição</text:p>
          <text:p text:style-name="P5">financeira</text:p>
          <draw:enhanced-geometry svg:viewBox="0 0 21600 21600" draw:type="rectangle" draw:enhanced-path="M 0 0 L 21600 0 21600 21600 0 21600 0 0 Z N"/>
        </draw:custom-shape>
        <draw:connector draw:style-name="gr32" draw:text-style-name="P4" draw:layer="layout" svg:x1="8.886cm" svg:y1="16.311cm" svg:x2="9.25cm" svg:y2="16.9cm" draw:start-shape="id28" draw:start-glue-point="2" draw:end-shape="id20" draw:end-glue-point="0" svg:d="M8886 16311v294h364v295" svg:viewBox="0 0 365 590">
          <text:p/>
        </draw:connector>
        <draw:custom-shape draw:style-name="gr35" draw:text-style-name="P4" xml:id="id29" draw:id="id29" draw:layer="layout" svg:width="1.6cm" svg:height="0.6cm" svg:x="12.2cm" svg:y="6.2cm">
          <text:p text:style-name="P4"><text:span text:style-name="T2">Avaliação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xml:id="id30" draw:id="id30" draw:layer="layout" svg:width="1.6cm" svg:height="0.6cm" svg:x="14.3cm" svg:y="6.2cm">
          <text:p text:style-name="P4"><text:span text:style-name="T2">Avaliação</text:span></text:p>
          <draw:enhanced-geometry svg:viewBox="0 0 21600 21600" draw:type="rectangle" draw:enhanced-path="M 0 0 L 21600 0 21600 21600 0 21600 0 0 Z N"/>
        </draw:custom-shape>
        <draw:connector draw:style-name="gr32" draw:text-style-name="P4" draw:layer="layout" draw:line-skew="-1.35cm" svg:x1="10.25cm" svg:y1="10.7cm" svg:x2="13cm" svg:y2="6.8cm" draw:start-shape="id7" draw:start-glue-point="0" draw:end-shape="id29" draw:end-glue-point="2" svg:d="M10250 10700v-3300h2750v-600" svg:viewBox="0 0 2751 3901">
          <text:p/>
        </draw:connector>
        <draw:connector draw:style-name="gr32" draw:text-style-name="P4" draw:layer="layout" draw:line-skew="0.55cm" svg:x1="18.001cm" svg:y1="9.221cm" svg:x2="15.9cm" svg:y2="6.5cm" draw:start-shape="id12" draw:start-glue-point="3" draw:end-shape="id30" draw:end-glue-point="1" svg:d="M18001 9221h-501v-2721h-1600" svg:viewBox="0 0 2102 2722">
          <text:p/>
        </draw:connector>
        <draw:frame draw:style-name="gr36" draw:text-style-name="P1" draw:layer="layout" svg:width="2.2cm" svg:height="0.645cm" svg:x="13.238cm" svg:y="2.204cm">
          <draw:text-box>
            <text:p><text:span text:style-name="T1">Suporte</text:span></text:p>
          </draw:text-box>
        </draw:frame>
        <draw:custom-shape draw:style-name="gr37" draw:text-style-name="P4" xml:id="id32" draw:id="id32" draw:layer="layout" svg:width="2.1cm" svg:height="1cm" svg:x="11.7cm" svg:y="3cm">
          <text:p text:style-name="P4"><text:span text:style-name="T2">Atendimento</text:span></text:p>
          <text:p text:style-name="P4"><text:span text:style-name="T2">(SAC)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xml:id="id33" draw:id="id33" draw:layer="layout" svg:width="2.4cm" svg:height="0.6cm" svg:x="12.8cm" svg:y="4.5cm">
          <text:p text:style-name="P4"><text:span text:style-name="T2">Reclamações</text:span></text:p>
          <draw:enhanced-geometry svg:viewBox="0 0 21600 21600" draw:type="rectangle" draw:enhanced-path="M 0 0 L 21600 0 21600 21600 0 21600 0 0 Z N"/>
        </draw:custom-shape>
        <draw:custom-shape draw:style-name="gr39" draw:text-style-name="P5" xml:id="id31" draw:id="id31" draw:layer="layout" svg:width="2.1cm" svg:height="0.6cm" svg:x="14.9cm" svg:y="18.2cm">
          <text:p text:style-name="P5">Banimento</text:p>
          <draw:enhanced-geometry svg:viewBox="0 0 21600 21600" draw:type="rectangle" draw:enhanced-path="M 0 0 L 21600 0 21600 21600 0 21600 0 0 Z N"/>
        </draw:custom-shape>
        <draw:connector draw:style-name="gr32" draw:text-style-name="P4" draw:layer="layout" svg:x1="17.685cm" svg:y1="17.717cm" svg:x2="17cm" svg:y2="18.5cm" draw:start-shape="id25" draw:start-glue-point="2" draw:end-shape="id31" draw:end-glue-point="1" svg:d="M17685 17717v783h-685" svg:viewBox="0 0 686 784">
          <text:p/>
        </draw:connector>
        <draw:connector draw:style-name="gr32" draw:text-style-name="P4" draw:layer="layout" svg:x1="13.8cm" svg:y1="3.5cm" svg:x2="14cm" svg:y2="4.5cm" draw:start-shape="id32" draw:start-glue-point="1" draw:end-shape="id33" draw:end-glue-point="0" svg:d="M13800 3500h200v1000" svg:viewBox="0 0 201 1001">
          <text:p/>
        </draw:connector>
        <draw:custom-shape draw:style-name="gr38" draw:text-style-name="P4" xml:id="id34" draw:id="id34" draw:layer="layout" svg:width="2.4cm" svg:height="0.6cm" svg:x="11.2cm" svg:y="5.2cm">
          <text:p text:style-name="P4"><text:span text:style-name="T2">Reclamações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xml:id="id35" draw:id="id35" draw:layer="layout" svg:width="2.4cm" svg:height="0.6cm" svg:x="14.3cm" svg:y="5.2cm">
          <text:p text:style-name="P4"><text:span text:style-name="T2">Reclamações</text:span></text:p>
          <draw:enhanced-geometry svg:viewBox="0 0 21600 21600" draw:type="rectangle" draw:enhanced-path="M 0 0 L 21600 0 21600 21600 0 21600 0 0 Z N"/>
        </draw:custom-shape>
        <draw:connector draw:style-name="gr32" draw:text-style-name="P4" draw:layer="layout" svg:x1="13cm" svg:y1="6.2cm" svg:x2="12.4cm" svg:y2="5.8cm" draw:start-shape="id29" draw:start-glue-point="0" draw:end-shape="id34" draw:end-glue-point="2" svg:d="M13000 6200v-200h-600v-200" svg:viewBox="0 0 601 401">
          <text:p/>
        </draw:connector>
        <draw:connector draw:style-name="gr32" draw:text-style-name="P4" draw:layer="layout" svg:x1="15.1cm" svg:y1="6.2cm" svg:x2="15.5cm" svg:y2="5.8cm" draw:start-shape="id30" draw:start-glue-point="0" draw:end-shape="id35" draw:end-glue-point="2" svg:d="M15100 6200v-200h400v-200" svg:viewBox="0 0 401 401">
          <text:p/>
        </draw:connector>
        <draw:custom-shape draw:style-name="gr40" draw:text-style-name="P3" draw:layer="layout" svg:width="6.5cm" svg:height="4.4cm" svg:x="11cm" svg:y="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5T22:20:57.102540929</meta:creation-date>
    <dc:date>2023-09-17T10:44:03.655033032</dc:date>
    <meta:editing-duration>PT53M22S</meta:editing-duration>
    <meta:editing-cycles>14</meta:editing-cycles>
    <meta:generator>LibreOffice/7.3.7.2$Linux_X86_64 LibreOffice_project/30$Build-2</meta:generator>
    <meta:document-statistic meta:object-count="75"/>
  </office:meta>
</office:document-meta>
</file>